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fo:language="en" fo:country="GB" officeooo:rsid="000b56ae" officeooo:paragraph-rsid="000b56ae" style:font-size-asian="9.60000038146973pt" style:language-asian="zxx" style:country-asian="none" style:font-size-complex="11pt" style:language-complex="zxx" style:country-complex="none"/>
    </style:style>
    <style:style style:name="P2" style:family="paragraph" style:parent-style-name="Standard">
      <style:text-properties fo:font-size="11pt" fo:language="en" fo:country="GB" officeooo:rsid="0016c71d" officeooo:paragraph-rsid="0016c71d" style:font-size-asian="9.60000038146973pt" style:language-asian="zxx" style:country-asian="none" style:font-size-complex="11pt" style:language-complex="zxx" style:country-complex="none"/>
    </style:style>
    <style:style style:name="P3" style:family="paragraph" style:parent-style-name="Standard">
      <style:text-properties fo:font-size="11pt" fo:language="en" fo:country="GB" style:text-underline-style="none" fo:font-weight="normal" officeooo:rsid="000c404a" officeooo:paragraph-rsid="000c404a" style:font-size-asian="9.60000038146973pt" style:language-asian="zxx" style:country-asian="none" style:font-weight-asian="normal" style:font-size-complex="11pt" style:language-complex="zxx" style:country-complex="none" style:font-weight-complex="normal"/>
    </style:style>
    <style:style style:name="P4" style:family="paragraph" style:parent-style-name="Standard">
      <style:text-properties fo:font-size="11pt" fo:language="en" fo:country="GB" style:text-underline-style="none" fo:font-weight="normal" officeooo:rsid="000c404a" officeooo:paragraph-rsid="0012bbb1" style:font-size-asian="9.60000038146973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fo:font-size="11pt" fo:language="en" fo:country="GB" style:text-underline-style="none" fo:font-weight="normal" officeooo:rsid="000c404a" officeooo:paragraph-rsid="0012cc8a" style:font-size-asian="9.60000038146973pt" style:language-asian="zxx" style:country-asian="none" style:font-weight-asian="normal" style:font-size-complex="11pt" style:language-complex="zxx" style:country-complex="none" style:font-weight-complex="normal"/>
    </style:style>
    <style:style style:name="P6" style:family="paragraph" style:parent-style-name="Standard">
      <style:text-properties fo:font-size="11pt" fo:language="en" fo:country="GB" style:text-underline-style="none" fo:font-weight="normal" officeooo:rsid="000c404a" officeooo:paragraph-rsid="0014cb62" style:font-size-asian="9.60000038146973pt" style:language-asian="zxx" style:country-asian="none" style:font-weight-asian="normal" style:font-size-complex="11pt" style:language-complex="zxx" style:country-complex="none" style:font-weight-complex="normal"/>
    </style:style>
    <style:style style:name="P7" style:family="paragraph" style:parent-style-name="Standard">
      <style:text-properties fo:font-size="11pt" fo:language="en" fo:country="GB" style:text-underline-style="none" fo:font-weight="normal" officeooo:rsid="000c404a" officeooo:paragraph-rsid="00171421" style:font-size-asian="9.60000038146973pt" style:language-asian="zxx" style:country-asian="none" style:font-weight-asian="normal" style:font-size-complex="11pt" style:language-complex="zxx" style:country-complex="none" style:font-weight-complex="normal"/>
    </style:style>
    <style:style style:name="P8" style:family="paragraph" style:parent-style-name="Standard">
      <style:text-properties fo:font-size="11pt" fo:language="en" fo:country="GB" style:text-underline-style="none" fo:font-weight="normal" officeooo:rsid="000c404a" officeooo:paragraph-rsid="00184c4f" style:font-size-asian="9.60000038146973pt" style:language-asian="zxx" style:country-asian="none" style:font-weight-asian="normal" style:font-size-complex="11pt" style:language-complex="zxx" style:country-complex="none" style:font-weight-complex="normal"/>
    </style:style>
    <style:style style:name="P9" style:family="paragraph" style:parent-style-name="Standard">
      <style:text-properties fo:font-size="11pt" fo:language="en" fo:country="GB" style:text-underline-style="none" fo:font-weight="normal" officeooo:rsid="000c404a" officeooo:paragraph-rsid="0018ab48" style:font-size-asian="9.60000038146973pt" style:language-asian="zxx" style:country-asian="none" style:font-weight-asian="normal" style:font-size-complex="11pt" style:language-complex="zxx" style:country-complex="none" style:font-weight-complex="normal"/>
    </style:style>
    <style:style style:name="P10" style:family="paragraph" style:parent-style-name="Standard">
      <style:text-properties fo:font-size="11pt" fo:language="en" fo:country="GB" style:text-underline-style="none" fo:font-weight="normal" officeooo:rsid="000c404a" officeooo:paragraph-rsid="001aae4e" style:font-size-asian="9.60000038146973pt" style:language-asian="zxx" style:country-asian="none" style:font-weight-asian="normal" style:font-size-complex="11pt" style:language-complex="zxx" style:country-complex="none" style:font-weight-complex="normal"/>
    </style:style>
    <style:style style:name="P11" style:family="paragraph" style:parent-style-name="Standard">
      <style:text-properties fo:font-size="11pt" fo:language="en" fo:country="GB" style:text-underline-style="none" fo:font-weight="normal" officeooo:rsid="000c404a" officeooo:paragraph-rsid="001c4614" style:font-size-asian="9.60000038146973pt" style:language-asian="zxx" style:country-asian="none" style:font-weight-asian="normal" style:font-size-complex="11pt" style:language-complex="zxx" style:country-complex="none" style:font-weight-complex="normal"/>
    </style:style>
    <style:style style:name="P12" style:family="paragraph" style:parent-style-name="Standard">
      <style:text-properties fo:font-size="11pt" fo:language="en" fo:country="GB" style:text-underline-style="none" fo:font-weight="normal" officeooo:rsid="000c404a" officeooo:paragraph-rsid="001c95e3" style:font-size-asian="9.60000038146973pt" style:language-asian="zxx" style:country-asian="none" style:font-weight-asian="normal" style:font-size-complex="11pt" style:language-complex="zxx" style:country-complex="none" style:font-weight-complex="normal"/>
    </style:style>
    <style:style style:name="P13" style:family="paragraph" style:parent-style-name="Standard">
      <style:text-properties fo:font-size="11pt" fo:language="en" fo:country="GB" style:text-underline-style="none" fo:font-weight="normal" officeooo:rsid="000c404a" officeooo:paragraph-rsid="001ea96a" style:font-size-asian="9.60000038146973pt" style:language-asian="zxx" style:country-asian="none" style:font-weight-asian="normal" style:font-size-complex="11pt" style:language-complex="zxx" style:country-complex="none" style:font-weight-complex="normal"/>
    </style:style>
    <style:style style:name="P14" style:family="paragraph" style:parent-style-name="Standard">
      <style:text-properties fo:font-size="11pt" fo:language="en" fo:country="GB" style:text-underline-style="none" fo:font-weight="normal" officeooo:rsid="000c404a" officeooo:paragraph-rsid="00203f43" style:font-size-asian="9.60000038146973pt" style:language-asian="zxx" style:country-asian="none" style:font-weight-asian="normal" style:font-size-complex="11pt" style:language-complex="zxx" style:country-complex="none" style:font-weight-complex="normal"/>
    </style:style>
    <style:style style:name="P15" style:family="paragraph" style:parent-style-name="Standard">
      <style:text-properties fo:font-size="11pt" fo:language="en" fo:country="GB" style:text-underline-style="none" fo:font-weight="normal" officeooo:rsid="000c404a" officeooo:paragraph-rsid="00215991" style:font-size-asian="9.60000038146973pt" style:language-asian="zxx" style:country-asian="none" style:font-weight-asian="normal" style:font-size-complex="11pt" style:language-complex="zxx" style:country-complex="none" style:font-weight-complex="normal"/>
    </style:style>
    <style:style style:name="P16" style:family="paragraph" style:parent-style-name="Standard">
      <style:text-properties fo:font-size="11pt" fo:language="en" fo:country="GB" style:text-underline-style="solid" style:text-underline-width="auto" style:text-underline-color="font-color" fo:font-weight="normal" officeooo:rsid="001a45c7" officeooo:paragraph-rsid="001a45c7" style:font-size-asian="9.60000038146973pt" style:language-asian="zxx" style:country-asian="none" style:font-weight-asian="normal" style:font-size-complex="11pt" style:language-complex="zxx" style:country-complex="none" style:font-weight-complex="normal"/>
    </style:style>
    <style:style style:name="P17" style:family="paragraph" style:parent-style-name="Standard">
      <style:text-properties fo:font-size="12pt" fo:language="en" fo:country="GB" style:text-underline-style="solid" style:text-underline-width="auto" style:text-underline-color="font-color" fo:font-weight="bold" officeooo:rsid="000c404a" officeooo:paragraph-rsid="000c404a" style:font-size-asian="12pt" style:language-asian="zxx" style:country-asian="none" style:font-weight-asian="bold" style:font-size-complex="12pt" style:language-complex="zxx" style:country-complex="none" style:font-weight-complex="bold"/>
    </style:style>
    <style:style style:name="T1" style:family="text">
      <style:text-properties style:text-underline-style="none"/>
    </style:style>
    <style:style style:name="T2" style:family="text">
      <style:text-properties fo:font-variant="normal" fo:text-transform="none" fo:color="#202122" fo:letter-spacing="normal"/>
    </style:style>
    <style:style style:name="T3" style:family="text">
      <style:text-properties officeooo:rsid="000e7e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de:</text:p>
      <text:p text:style-name="P1"/>
      <text:p text:style-name="P2">// Generate a random number between 1 - 36</text:p>
      <text:p text:style-name="P2">let number;</text:p>
      <text:p text:style-name="P2"><text:s text:c="2"/>number = Math.floor(Math.random() * 36);</text:p>
      <text:p text:style-name="P2"/>
      <text:p text:style-name="P2">// Generate random odds for the spin, between 2 - 5</text:p>
      <text:p text:style-name="P2">let odds;</text:p>
      <text:p text:style-name="P2"><text:s text:c="2"/>odds = Math.floor(Math.random() <text:s/>* 4);</text:p>
      <text:p text:style-name="P2"><text:s text:c="2"/>if (odds === 0) {</text:p>
      <text:p text:style-name="P2"><text:s text:c="4"/>odds = odds + 4</text:p>
      <text:p text:style-name="P2"><text:s text:c="2"/>} else if (odds === 1) {</text:p>
      <text:p text:style-name="P2"><text:s text:c="4"/>odds = odds + 4</text:p>
      <text:p text:style-name="P2"><text:s text:c="2"/>} else {</text:p>
      <text:p text:style-name="P2"><text:s text:c="4"/>odds = odds</text:p>
      <text:p text:style-name="P2"><text:s text:c="2"/>}</text:p>
      <text:p text:style-name="P2"/>
      <text:p text:style-name="P2">// Create a function to call the random number</text:p>
      <text:p text:style-name="P2">function spin() {</text:p>
      <text:p text:style-name="P2"><text:s text:c="2"/>console.log('The wheel landed on ' + number + '!');</text:p>
      <text:p text:style-name="P2">}</text:p>
      <text:p text:style-name="P2"/>
      <text:p text:style-name="P2">// Take an input from the user (Red / Black)</text:p>
      <text:p text:style-name="P2">let userInput;</text:p>
      <text:p text:style-name="P2">console.log('Welcome to the Roulette Spinner!')</text:p>
      <text:p text:style-name="P2">console.log('The black positions on this wheel are even numbers, whereas the red positions are odd numbers.')</text:p>
      <text:p text:style-name="P2">console.log('The odds for this spin are ' + odds +':1.');</text:p>
      <text:p text:style-name="P2">userInput = prompt('Enter (1) to place a bet on Black / Enter (2) to place a bet on Red / Enter any other number to sit out this round: ');</text:p>
      <text:p text:style-name="P2">let input = Number(userInput);</text:p>
      <text:p text:style-name="P2">if (input === 1) {</text:p>
      <text:p text:style-name="P2"><text:s text:c="4"/>console.log('You have selected Black!');</text:p>
      <text:p text:style-name="P2">} else if (input === 2) {</text:p>
      <text:p text:style-name="P2"><text:s text:c="4"/>console.log('You have placed a bet on Red!');</text:p>
      <text:p text:style-name="P2">} else {</text:p>
      <text:p text:style-name="P2"><text:s text:c="4"/>console.log('You have opted to sit out this round.')</text:p>
      <text:p text:style-name="P2">}</text:p>
      <text:p text:style-name="P2"/>
      <text:p text:style-name="P2">// Let the user make a bet</text:p>
      <text:p text:style-name="P2">let userBet;</text:p>
      <text:p text:style-name="P2">userBet = prompt('Please enter the amount ($) you want to bet on this spin:');</text:p>
      <text:p text:style-name="P2">let bet = Number(userBet);</text:p>
      <text:p text:style-name="P2">if (input === 1) {</text:p>
      <text:p text:style-name="P2"><text:s text:c="2"/>console.log('You have placed a bet of $' + bet + ' on Black!')</text:p>
      <text:p text:style-name="P2">} else if (input === 2) {</text:p>
      <text:p text:style-name="P2"><text:s text:c="2"/>console.log('You have placed a bet of $' + bet + ' on Red!')</text:p>
      <text:p text:style-name="P2">} else {</text:p>
      <text:p text:style-name="P2"><text:s text:c="2"/>console.log('You cannot place a bet, as you have opted to sit out this round.')</text:p>
      <text:p text:style-name="P2">}</text:p>
      <text:p text:style-name="P2"/>
      <text:p text:style-name="P2">// Use a for loop to mimic a roulette wheel spinning</text:p>
      <text:p text:style-name="P2">console.log('The wheel has begun spinning!');</text:p>
      <text:p text:style-name="P2">for(let i = 0; i &lt; 3; i = i + 1) {</text:p>
      <text:p text:style-name="P2"><text:s text:c="4"/>console.log('The wheel is getting slower...');</text:p>
      <text:p text:style-name="P2">}</text:p>
      <text:p text:style-name="P2">console.log('The wheel has stopped!');</text:p>
      <text:p text:style-name="P2"><text:soft-page-break/></text:p>
      <text:p text:style-name="P2">// Call the random number function</text:p>
      <text:p text:style-name="P2">spin()</text:p>
      <text:p text:style-name="P2"/>
      <text:p text:style-name="P2">// Use an if-statement to determine if the number is even/odd, and then a nested if-statement to determine if the user has won or lost</text:p>
      <text:p text:style-name="P2">if(number % 2 == 0) {</text:p>
      <text:p text:style-name="P2"><text:s text:c="4"/>console.log("This number is on a black tile.");</text:p>
      <text:p text:style-name="P2"><text:s text:c="2"/>if (input === 1) {</text:p>
      <text:p text:style-name="P2"><text:s text:c="4"/>console.log('You have won the round! Your winnings are: $' + (bet * odds))</text:p>
      <text:p text:style-name="P2"><text:s text:c="4"/>console.log('Congratulations on your winnings!')</text:p>
      <text:p text:style-name="P2"><text:s text:c="2"/>} else if (input === 2) {</text:p>
      <text:p text:style-name="P2"><text:s text:c="4"/>console.log('You have lost this round! Better luck next time!')</text:p>
      <text:p text:style-name="P2"><text:s text:c="2"/>} else {</text:p>
      <text:p text:style-name="P2"><text:s text:c="4"/>console.log('You did not place a bet this round.')</text:p>
      <text:p text:style-name="P2"><text:s text:c="2"/>}</text:p>
      <text:p text:style-name="P2">}</text:p>
      <text:p text:style-name="P2">else {</text:p>
      <text:p text:style-name="P2"><text:s text:c="4"/>console.log("The number is on a red tile.");</text:p>
      <text:p text:style-name="P2"><text:s text:c="2"/>if (input === 1) {</text:p>
      <text:p text:style-name="P2"><text:s text:c="4"/>console.log('You have lost this round! Better luck next time!')</text:p>
      <text:p text:style-name="P2"><text:s text:c="2"/>} else if (input === 2) {</text:p>
      <text:p text:style-name="P2"><text:s text:c="4"/>console.log('You have won the round! Your winnings are: $' + (bet * odds))</text:p>
      <text:p text:style-name="P2"><text:s text:c="4"/>console.log('Congratulations on your winnings!')</text:p>
      <text:p text:style-name="P2"><text:s text:c="2"/>} else {</text:p>
      <text:p text:style-name="P2"><text:s text:c="4"/>console.log('You did not place a bet this round.')</text:p>
      <text:p text:style-name="P2"><text:s text:c="2"/>}</text:p>
      <text:p text:style-name="P2">}</text:p>
      <text:p text:style-name="P1"/>
      <text:p text:style-name="P17">Explanation:</text:p>
      <text:p text:style-name="P17"/>
      <text:p text:style-name="P3"><text:span text:style-name="T2">–</text:span> <text:span text:style-name="T3">Line #2 creates the variable 'number'.</text:span></text:p>
      <text:p text:style-name="P3"><text:span text:style-name="T2">–</text:span> <text:span text:style-name="T3">Line #3 defines the variable 'number' as a randomly generated value between 1 – 36, using the 'math.floor' and 'math.random' functions.</text:span></text:p>
      <text:p text:style-name="P3"/>
      <text:p text:style-name="P5"><text:span text:style-name="T2">–</text:span> <text:span text:style-name="T3">Line #6 creates the variable 'odds'.</text:span></text:p>
      <text:p text:style-name="P6"><text:span text:style-name="T2">–</text:span> <text:span text:style-name="T3">Line #7 defines the variable 'odds' as a randomly generated value between 1 – 4, using the 'math.floor' and 'math.random' functions.</text:span></text:p>
      <text:p text:style-name="P6"><text:span text:style-name="T2">–</text:span> <text:span text:style-name="T3">Line #9 is an if statement. If odds is generated as 0, 4 is added to it, giving it a value of 4. If odds is generated as 1, 4 is added to it, giving it a value of 5. This is to prevent odds of 0:1 and 1:1.</text:span></text:p>
      <text:p text:style-name="P3"/>
      <text:p text:style-name="P4"><text:span text:style-name="T2">–</text:span> <text:span text:style-name="T3">Line #17 creates the 'spin' function. When called, it prints the value of the random variable 'number'.</text:span></text:p>
      <text:p text:style-name="P3"/>
      <text:p text:style-name="P7"><text:span text:style-name="T2">–</text:span> <text:span text:style-name="T3">Line #22 creates the variable 'userInput'.</text:span></text:p>
      <text:p text:style-name="P8"><text:span text:style-name="T2">–</text:span> <text:span text:style-name="T3">Line #26 sets the value of 'userInput' to the users input when prompted which colour they would like to place a bet on.</text:span></text:p>
      <text:p text:style-name="P9"><text:span text:style-name="T2">–</text:span> <text:span text:style-name="T3">Line #27 creates the variable 'input', which is 'userInput' converted to a number from a string.</text:span></text:p>
      <text:p text:style-name="P9"/>
      <text:p text:style-name="P16">Note:<text:span text:style-name="T1"> This isn't strictly necessary, but rather a quality of life change.</text:span></text:p>
      <text:p text:style-name="P16"><text:span text:style-name="T1"/></text:p>
      <text:p text:style-name="P16"><text:span text:style-name="T1"/></text:p>
      <text:p text:style-name="P10"><text:span text:style-name="T2">–</text:span> <text:span text:style-name="T3">Line #28 is an if statement, which confirms the users choice.</text:span></text:p>
      <text:p text:style-name="P10"/>
      <text:p text:style-name="P11"><text:span text:style-name="T2">–</text:span> <text:span text:style-name="T3">Line #37 creates the variable 'userBet'.</text:span></text:p>
      <text:p text:style-name="P11"><text:span text:style-name="T2">–</text:span> <text:span text:style-name="T3">Line #38 sets the value of 'userBet' to the users input when prompted which colour they would like to place a bet on.</text:span></text:p>
      <text:p text:style-name="P12"><text:span text:style-name="T2">–</text:span> <text:span text:style-name="T3">Line #39 creates the variable 'bet', which is 'bet' converted to a number from a string.</text:span></text:p>
      <text:p text:style-name="P12"><text:soft-page-break/></text:p>
      <text:p text:style-name="P13"><text:span text:style-name="T2">–</text:span> <text:span text:style-name="T3">Line #50 is a for loop. It runs 3 times, to mimic the roulette wheel spinning.</text:span></text:p>
      <text:p text:style-name="P13"/>
      <text:p text:style-name="P14"><text:span text:style-name="T2">–</text:span> <text:span text:style-name="T3">Line #56 calls the 'spin' function to print the random number.</text:span></text:p>
      <text:p text:style-name="P14"/>
      <text:p text:style-name="P15"><text:span text:style-name="T2">–</text:span> <text:span text:style-name="T3">Line #59 is a nested if statement. It first determines if the number is even or odd, then checks what the user selected and prints and appropriate response. It also prints the users winnings (bet * odds) if they have wo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3M40S</meta:editing-duration>
    <meta:editing-cycles>24</meta:editing-cycles>
    <meta:generator>LibreOffice/5.0.4.2$Windows_x86 LibreOffice_project/2b9802c1994aa0b7dc6079e128979269cf95bc78</meta:generator>
    <dc:date>2022-07-16T14:25:48.258000000</dc:date>
    <meta:document-statistic meta:table-count="0" meta:image-count="0" meta:object-count="0" meta:page-count="3" meta:paragraph-count="92" meta:word-count="776" meta:character-count="4304" meta:non-whitespace-character-count="3497"/>
    <meta:user-defined meta:name="Info 1"/>
    <meta:user-defined meta:name="Info 2"/>
    <meta:user-defined meta:name="Info 3"/>
    <meta:user-defined meta:name="Info 4"/>
  </office:meta>
</office:document-meta>
</file>